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>nombre_f=$1</text:p>
      <text:p text:style-name="Standard">edad=$2</text:p>
      <text:p text:style-name="Standard">name=$(whoami)</text:p>
      <text:p text:style-name="Standard">#whoami&gt;($name)</text:p>
      <text:p text:style-name="Standard"/>
      <text:p text:style-name="Standard">if [ $# -eq 2 ]; then</text:p>
      <text:p text:style-name="Standard"/>
      <text:p text:style-name="Standard">#<text:tab/>echo "me has pasado dos parametros $nombre_f $edad $name"</text:p>
      <text:p text:style-name="Standard">#<text:tab/>$(grep -i $name /etc/passwd)&gt;/home/daniel/nombre_f</text:p>
      <text:p text:style-name="Standard"><text:tab/>linea=$(grep -i $name /etc/passwd)</text:p>
      <text:p text:style-name="Standard">#<text:tab/>echo "$linea aquii"</text:p>
      <text:p text:style-name="Standard"><text:tab/>echo $linea&gt;$HOME/$nombre_f</text:p>
      <text:p text:style-name="Standard"><text:tab/></text:p>
      <text:p text:style-name="Standard">#<text:tab/>echo "Mi edad es $edad"</text:p>
      <text:p text:style-name="Standard"><text:tab/>echo "Mi edad es $edad"&gt;&gt;/home/$name/$nombre_f</text:p>
      <text:p text:style-name="Standard"><text:tab/>read -p "¿Cual es tu color favorito?" color</text:p>
      <text:p text:style-name="Standard"><text:tab/>echo "MI color favorito es $color"&gt;&gt;$HOME/$nombre_f</text:p>
      <text:p text:style-name="Standard"><text:tab/>echo " la edad es $edad"</text:p>
      <text:p text:style-name="Standard"><text:tab/>if [ $edad -lt 18 ]; then</text:p>
      <text:p text:style-name="Standard"><text:tab/></text:p>
      <text:p text:style-name="Standard"><text:tab/><text:tab/>echo "no deberias ejecutar el fichero"</text:p>
      <text:p text:style-name="Standard"><text:tab/>else</text:p>
      <text:p text:style-name="Standard"><text:tab/><text:tab/>echo "rrr"</text:p>
      <text:p text:style-name="Standard"><text:tab/><text:tab/>echo $(grep -i $USER /etc/passwd) | $(cut -d ':' -f 5)</text:p>
      <text:p text:style-name="Standard"><text:tab/></text:p>
      <text:p text:style-name="Standard"><text:tab/>fi</text:p>
      <text:p text:style-name="Standard"><text:tab/></text:p>
      <text:p text:style-name="Standard"><text:tab/>cat /home/$name/$nombre_f</text:p>
      <text:p text:style-name="Standard"><text:tab/></text:p>
      <text:p text:style-name="Standard">else</text:p>
      <text:p text:style-name="Standard"/>
      <text:p text:style-name="Standard"><text:tab/>echo "no me has pasado dos parametros"</text:p>
      <text:p text:style-name="Standard"><text:tab/></text:p>
      <text:p text:style-name="Standard"/>
      <text:p text:style-name="Standard">f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7:02:30.603000000</meta:creation-date>
    <dc:date>2024-04-16T17:23:23.498000000</dc:date>
    <meta:editing-duration>PT20M5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32" meta:word-count="107" meta:character-count="686" meta:non-whitespace-character-count="582"/>
  </office:meta>
</office:document-meta>
</file>